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54d4c"/>
    </style:style>
    <style:style style:name="P2" style:family="paragraph" style:parent-style-name="Standard">
      <style:paragraph-properties fo:text-align="start" style:justify-single-word="false"/>
      <style:text-properties officeooo:paragraph-rsid="0019eb27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efa50" officeooo:paragraph-rsid="003efa5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fa50" officeooo:paragraph-rsid="003efa5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officeooo:paragraph-rsid="00454d4c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officeooo:rsid="001e6b34" officeooo:paragraph-rsid="001e6b34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f5eb8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e6b34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6ae70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54d4c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officeooo:paragraph-rsid="005165f6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1e6b34" officeooo:paragraph-rsid="001e6b34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weight="normal" officeooo:rsid="001e6b34" officeooo:paragraph-rsid="005165f6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d07c2" officeooo:paragraph-rsid="003d07c2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d07c2" officeooo:paragraph-rsid="005165f6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ba037" officeooo:paragraph-rsid="00454d4c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757fb" officeooo:paragraph-rsid="004757f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officeooo:rsid="0046ae70" officeooo:paragraph-rsid="0046ae70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tyle="normal" officeooo:paragraph-rsid="0046ae70" style:font-style-asian="normal" style:font-style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officeooo:rsid="004757fb" officeooo:paragraph-rsid="004757fb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officeooo:rsid="00485a19" officeooo:paragraph-rsid="00485a19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officeooo:rsid="005165f6" officeooo:paragraph-rsid="005165f6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officeooo:rsid="005165f6" officeooo:paragraph-rsid="0051c778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officeooo:rsid="005165f6" officeooo:paragraph-rsid="0054cc58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2e3b6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4cc58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" officeooo:rsid="0051c778" officeooo:paragraph-rsid="0051c778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 Condensed" officeooo:rsid="0051c778" officeooo:paragraph-rsid="0054f200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DejaVu Sans Condensed" officeooo:rsid="0051c778" officeooo:paragraph-rsid="0054cc58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DejaVu Sans Condensed" officeooo:rsid="0052e3b6" officeooo:paragraph-rsid="0052e3b6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DejaVu Sans Condensed" officeooo:rsid="0054f200" officeooo:paragraph-rsid="0054f200"/>
    </style:style>
    <style:style style:name="P36" style:family="paragraph" style:parent-style-name="Standard">
      <style:paragraph-properties fo:text-align="start" style:justify-single-word="false"/>
      <style:text-properties officeooo:paragraph-rsid="003a9e6e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5165f6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51c778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52e3b6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3a9e6e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54cc58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43" style:family="paragraph" style:parent-style-name="Standard" style:list-style-name="L5">
      <style:paragraph-properties fo:text-align="start" style:justify-single-word="false"/>
      <style:text-properties officeooo:paragraph-rsid="0051c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9c7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410289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f5eb8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e6b3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24557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54d4c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165f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a9e6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1c77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efa50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2e3b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4cc5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5c63f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0465c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f5eb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410289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a9e6e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177b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e6b34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efa50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24557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ba037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4070a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5e1e1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51c778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52e3b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54cc5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54f200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5c63f" style:font-size-asian="12pt" style:font-weight-asian="normal" style:font-size-complex="12pt" style:font-weight-complex="normal"/>
    </style:style>
    <style:style style:name="T35" style:family="text">
      <style:text-properties fo:font-size="12pt" officeooo:rsid="003a9e6e" style:font-size-asian="12pt" style:font-size-complex="12pt"/>
    </style:style>
    <style:style style:name="T36" style:family="text">
      <style:text-properties fo:font-size="12pt" officeooo:rsid="003efa50" style:font-size-asian="12pt" style:font-size-complex="12pt"/>
    </style:style>
    <style:style style:name="T37" style:family="text">
      <style:text-properties fo:font-size="12pt" officeooo:rsid="005165f6" style:font-size-asian="12pt" style:font-size-complex="12pt"/>
    </style:style>
    <style:style style:name="T38" style:family="text">
      <style:text-properties fo:font-size="12pt" officeooo:rsid="0051c778" style:font-size-asian="12pt" style:font-size-complex="12pt"/>
    </style:style>
    <style:style style:name="T39" style:family="text">
      <style:text-properties fo:font-size="12pt" officeooo:rsid="0055c63f" style:font-size-asian="12pt" style:font-size-complex="12pt"/>
    </style:style>
    <style:style style:name="T40" style:family="text">
      <style:text-properties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3f2c3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bold" officeooo:rsid="003f55c1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454d4c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50100f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43e43c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3f55c1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3f2c3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46ae7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4757f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DejaVu Sans Condensed" fo:font-size="12pt" fo:font-style="italic" fo:font-weight="normal" officeooo:rsid="0046ae7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DejaVu Sans Condensed" fo:font-size="12pt" fo:font-style="italic" fo:font-weight="normal" officeooo:rsid="003ba037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DejaVu Sans Condensed" fo:font-size="12pt" fo:font-style="italic" fo:font-weight="normal" officeooo:rsid="0045e1e1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DejaVu Sans Condensed" fo:font-size="12pt" fo:font-style="italic" fo:font-weight="normal" officeooo:rsid="003efa5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DejaVu Sans Condensed" fo:font-size="12pt" fo:font-style="italic" fo:font-weight="normal" officeooo:rsid="005165f6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DejaVu Sans Condensed" fo:font-size="12pt" fo:font-style="italic" fo:font-weight="normal" officeooo:rsid="0054f200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410289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4a5c97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65" style:family="text">
      <style:text-properties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1f5eb8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5165f6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51c778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52e3b6" style:font-size-asian="12pt" style:font-weight-asian="bold" style:font-size-complex="12pt" style:font-weight-complex="bold"/>
    </style:style>
    <style:style style:name="T71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72" style:family="text">
      <style:text-properties style:font-name="DejaVu Sans Condensed" fo:font-size="12pt" fo:font-weight="normal" officeooo:rsid="005165f6" style:font-size-asian="12pt" style:font-weight-asian="normal" style:font-size-complex="12pt" style:font-weight-complex="normal"/>
    </style:style>
    <style:style style:name="T73" style:family="text">
      <style:text-properties style:font-name="DejaVu Sans Condensed" fo:font-size="12pt" fo:font-weight="normal" officeooo:rsid="003a9e6e" style:font-size-asian="12pt" style:font-weight-asian="normal" style:font-size-complex="12pt" style:font-weight-complex="normal"/>
    </style:style>
    <style:style style:name="T74" style:family="text">
      <style:text-properties style:font-name="DejaVu Sans Condensed" fo:font-size="12pt" fo:font-weight="normal" officeooo:rsid="0051c778" style:font-size-asian="12pt" style:font-weight-asian="normal" style:font-size-complex="12pt" style:font-weight-complex="normal"/>
    </style:style>
    <style:style style:name="T75" style:family="text">
      <style:text-properties style:font-name="DejaVu Sans Condensed" fo:font-size="12pt" fo:font-weight="normal" officeooo:rsid="0052e3b6" style:font-size-asian="12pt" style:font-weight-asian="normal" style:font-size-complex="12pt" style:font-weight-complex="normal"/>
    </style:style>
    <style:style style:name="T76" style:family="text">
      <style:text-properties style:font-name="DejaVu Sans Condensed" fo:font-size="12pt" fo:font-weight="normal" officeooo:rsid="0054f200" style:font-size-asian="12pt" style:font-weight-asian="normal" style:font-size-complex="12pt" style:font-weight-complex="normal"/>
    </style:style>
    <style:style style:name="T77" style:family="text">
      <style:text-properties style:font-name="DejaVu Sans Condensed" fo:font-size="12pt" fo:font-weight="normal" officeooo:rsid="003efa50" style:font-size-asian="12pt" style:font-weight-asian="normal" style:font-size-complex="12pt" style:font-weight-complex="normal"/>
    </style:style>
    <style:style style:name="T78" style:family="text">
      <style:text-properties style:font-name="DejaVu Sans Condensed" fo:font-size="12pt" fo:font-weight="normal" officeooo:rsid="0054cc58" style:font-size-asian="12pt" style:font-weight-asian="normal" style:font-size-complex="12pt" style:font-weight-complex="normal"/>
    </style:style>
    <style:style style:name="T79" style:family="text">
      <style:text-properties style:font-name="DejaVu Sans Condensed" fo:font-size="12pt" fo:font-weight="normal" officeooo:rsid="0055c63f" style:font-size-asian="12pt" style:font-weight-asian="normal" style:font-size-complex="12pt" style:font-weight-complex="normal"/>
    </style:style>
    <style:style style:name="T80" style:family="text">
      <style:text-properties style:font-name="DejaVu Sans Condensed" officeooo:rsid="0051c778"/>
    </style:style>
    <style:style style:name="T81" style:family="text">
      <style:text-properties style:font-name="DejaVu Sans Condensed" fo:font-weight="bold" officeooo:rsid="0051c778" style:font-weight-asian="bold" style:font-weight-complex="bold"/>
    </style:style>
    <style:style style:name="T82" style:family="text">
      <style:text-properties style:font-name="DejaVu Sans Condensed" fo:font-weight="bold" officeooo:rsid="0052e3b6" style:font-weight-asian="bold" style:font-weight-complex="bold"/>
    </style:style>
    <style:style style:name="T83" style:family="text">
      <style:text-properties style:font-name="DejaVu Sans Condensed" officeooo:rsid="0052e3b6"/>
    </style:style>
    <style:style style:name="T84" style:family="text">
      <style:text-properties officeooo:rsid="0049590f"/>
    </style:style>
    <style:style style:name="T85" style:family="text">
      <style:text-properties officeooo:rsid="0054f200"/>
    </style:style>
    <style:style style:name="T86" style:family="text">
      <style:text-properties officeooo:rsid="0055c6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4">5</text:span><text:span text:style-name="T65">0</text:span><text:span text:style-name="T64">4</text:span><text:span text:style-name="T58"> - </text:span><text:span text:style-name="T59">A/G </text:span><text:span text:style-name="T60">- </text:span><text:span text:style-name="T61">JDAM, </text:span><text:span text:style-name="T62">JSOW</text:span><text:span text:style-name="T61">, </text:span><text:span text:style-name="T63">AGM-84E SLAM</text:span></text:p>
      <text:p text:style-name="P3"/>
      <text:p text:style-name="P5"><text:span text:style-name="T1">Master Arm</text:span> ... <text:span text:style-name="T1">ON</text:span></text:p>
      <text:p text:style-name="P5"><text:span text:style-name="T1">Master Mode</text:span> ... <text:span text:style-name="T1">A/G</text:span></text:p>
      <text:p text:style-name="P6"/>
      <text:p text:style-name="P4"><text:span text:style-name="T2">J</text:span>DAM <text:span text:style-name="T5">and JSOW -- </text:span><text:span text:style-name="T84">Basically the same, but JSOW has longer range</text:span></text:p>
      <text:p text:style-name="P36"><text:span text:style-name="T55">TOO mode (regular target designation using </text:span><text:span text:style-name="T57">tpod</text:span><text:span text:style-name="T55">, A/G radar, HMD,</text:span><text:span text:style-name="T56"> </text:span><text:span text:style-name="T57">w</text:span><text:span text:style-name="T56">aypoint </text:span><text:span text:style-name="T57">d</text:span><text:span text:style-name="T56">esignate, </text:span><text:span text:style-name="T55">etc)</text:span></text:p>
      <text:list xml:id="list3600465004" text:style-name="L1">
        <text:list-item>
          <text:p text:style-name="P10"><text:span text:style-name="T19">Go to </text:span><text:span text:style-name="T6">STORES</text:span><text:span text:style-name="T18"> page (left MFD)</text:span><text:span text:style-name="T31"> and set up weapon</text:span><text:span text:style-name="T18">:</text:span></text:p>
          <text:list>
            <text:list-item>
              <text:p text:style-name="P11"><text:span text:style-name="T20">Select </text:span><text:span text:style-name="T21">weapons</text:span><text:span text:style-name="T20">. <text:s/></text:span><text:span text:style-name="T22">Once selected, the JDAM/</text:span><text:span text:style-name="T23">JSOW</text:span><text:span text:style-name="T22"> start</text:span><text:span text:style-name="T23">s</text:span><text:span text:style-name="T22"> aligning, which can take up to 8 minutes. <text:s/>DO NOT UNSELECT THEM or they will lose alignment. <text:s/>Some other weapons like HARMs and Mavericks can be selected at the same time.</text:span></text:p>
            </text:list-item>
            <text:list-item>
              <text:p text:style-name="P16"><text:span text:style-name="T35">Press </text:span><text:span text:style-name="T6">MODE </text:span><text:span text:style-name="T12">PP</text:span><text:span text:style-name="T39"> OSB</text:span><text:span text:style-name="T35"> to change to </text:span><text:span text:style-name="T12">MODE TOO</text:span><text:span text:style-name="T35">. <text:s/></text:span><text:span text:style-name="T38">MODE is </text:span><text:span text:style-name="T13">per pylon</text:span><text:span text:style-name="T38">. <text:s/>Recommended to </text:span><text:span text:style-name="T36">press </text:span><text:span text:style-name="T14">STEP</text:span><text:span text:style-name="T36"> OSB and set </text:span><text:span text:style-name="T13">MODE TOO</text:span><text:span text:style-name="T36"> for </text:span><text:span text:style-name="T35">each pylon.</text:span></text:p>
            </text:list-item>
            <text:list-item>
              <text:p text:style-name="P12"><text:span text:style-name="T7">E</text:span><text:span text:style-name="T8">FUZ</text:span><text:span text:style-name="T24"> ... </text:span><text:span text:style-name="T11">As desired</text:span></text:p>
            </text:list-item>
          </text:list>
        </text:list-item>
        <text:list-item>
          <text:p text:style-name="P30"><text:span text:style-name="T32">Press </text:span><text:span text:style-name="T16">JDAM DSPLY</text:span><text:span text:style-name="T32"> OSB on STORES page:</text:span></text:p>
          <text:list>
            <text:list-item>
              <text:list>
                <text:list-item>
                  <text:p text:style-name="P29"><text:span text:style-name="T6">REL TYPE</text:span><text:span text:style-name="T18"> ... </text:span><text:span text:style-name="T6">MAN</text:span><text:span text:style-name="T18"> (default, LOFT and FD</text:span><text:span text:style-name="T31"> (Flight Director)</text:span><text:span text:style-name="T18"> not implemented yet)</text:span></text:p>
                </text:list-item>
                <text:list-item>
                  <text:p text:style-name="P29"><text:span text:style-name="T15">QTY</text:span><text:span text:style-name="T31"> ... </text:span><text:span text:style-name="T15">As desired</text:span><text:span text:style-name="T31"> (all bombs released in the same release pulse will go to the same target)</text:span></text:p>
                </text:list-item>
              </text:list>
            </text:list-item>
          </text:list>
        </text:list-item>
        <text:list-item>
          <text:p text:style-name="P30"><text:span text:style-name="T32">Press </text:span><text:span text:style-name="T16">MSN</text:span><text:span text:style-name="T32"> OSB on JDAM DSPLY page to go to mission setup page:</text:span></text:p>
          <text:list>
            <text:list-item>
              <text:p text:style-name="P30"><text:span text:style-name="T18">Press </text:span><text:span text:style-name="T6">T</text:span><text:span text:style-name="T16">OO UFC</text:span><text:span text:style-name="T18"> OSB</text:span><text:span text:style-name="T30"> to set terminal</text:span><text:span text:style-name="T32"> attack</text:span><text:span text:style-name="T30"> parameters on UFC</text:span><text:span text:style-name="T33"> (may not be fully implemented, LAR may not take terminal settings into account??)</text:span><text:span text:style-name="T30">:</text:span></text:p>
              <text:list>
                <text:list-item>
                  <text:p text:style-name="P41"><text:span text:style-name="T81">HDG</text:span><text:span text:style-name="T80"> -- Heading of bomb at time of impact, 0 to 359 deg</text:span><text:span text:style-name="T83"> (press </text:span><text:span text:style-name="T82">HDG UNDF</text:span><text:span text:style-name="T83"> OSB to reset)</text:span></text:p>
                </text:list-item>
                <text:list-item>
                  <text:p text:style-name="P41"><text:span text:style-name="T81">ANG</text:span><text:span text:style-name="T80"> -- Impact angle of bomb, 0 to 90 deg.</text:span></text:p>
                </text:list-item>
                <text:list-item>
                  <text:p text:style-name="P33"><text:span text:style-name="T16">VEL</text:span><text:span text:style-name="T32"> -- Velocity at impact, 100 to 26800 feet per second.</text:span></text:p>
                </text:list-item>
              </text:list>
            </text:list-item>
          </text:list>
        </text:list-item>
        <text:list-item>
          <text:p text:style-name="P42"><text:span text:style-name="T71">Designate target with </text:span><text:span text:style-name="T76">tpod</text:span><text:span text:style-name="T71"> (see steps </text:span><text:span text:style-name="T77">on other page</text:span><text:span text:style-name="T71">)</text:span><text:span text:style-name="T78"> or other method.</text:span></text:p>
        </text:list-item>
        <text:list-item>
          <text:p text:style-name="P40"><text:span text:style-name="T73">When </text:span><text:span text:style-name="T61">IN ZONE</text:span><text:span text:style-name="T73">, hold </text:span><text:span text:style-name="T69">Red Button</text:span><text:span text:style-name="T73"> to drop bomb.</text:span></text:p>
        </text:list-item>
      </text:list>
      <text:list xml:id="list3274928512" text:style-name="L5">
        <text:list-item>
          <text:list>
            <text:list-item>
              <text:p text:style-name="P43"><text:span text:style-name="T74">If attacking multiple targets, slew tpod to next target, press </text:span><text:span text:style-name="T69">Red Button</text:span><text:span text:style-name="T74"> again (no need to click TDC stick), slew, pickle, slew, pickle, etc.</text:span></text:p>
            </text:list-item>
          </text:list>
        </text:list-item>
      </text:list>
      <text:list xml:id="list213314117849251" text:continue-list="list3600465004" text:style-name="L1">
        <text:list-item>
          <text:p text:style-name="P18">You can see the LAR (Launch Acceptable Region/drop zone) in the HSI page (not SA page).</text:p>
        </text:list-item>
        <text:list-item>
          <text:p text:style-name="P18">Accuracy may be affected by max range, try to drop nearer to the middle of the LAR.</text:p>
        </text:list-item>
      </text:list>
      <text:p text:style-name="P8">PP mode (entering coordinates directly into the bombs so you can drop them without a designated target)</text:p>
      <text:list xml:id="list821859354" text:style-name="L2">
        <text:list-item>
          <text:p text:style-name="P35"><text:span text:style-name="T19">F</text:span><text:span text:style-name="T18">ollow steps above to step 3, but set </text:span><text:span text:style-name="T6">MODE PP</text:span><text:span text:style-name="T18"> (default) instead of TOO. <text:s/>Then on the </text:span><text:span text:style-name="T6">MSN</text:span><text:span text:style-name="T18"> page:</text:span></text:p>
          <text:list>
            <text:list-item>
              <text:p text:style-name="P37"><text:span text:style-name="T79">Box</text:span><text:span text:style-name="T72"> </text:span><text:span text:style-name="T68">PP1</text:span><text:span text:style-name="T72"> OSB (will be crossed out)</text:span><text:span text:style-name="T79"> to</text:span><text:span text:style-name="T72"> set up the first target point.</text:span></text:p>
            </text:list-item>
            <text:list-item>
              <text:p text:style-name="P27"><text:span text:style-name="T18">Press </text:span><text:span text:style-name="T6">TGT</text:span><text:span text:style-name="T18"> OSB</text:span><text:span text:style-name="T30"> to set target position and terminal parameters on UFC</text:span><text:span text:style-name="T31"> (press </text:span><text:span text:style-name="T15">TGT</text:span><text:span text:style-name="T31"> </text:span><text:span text:style-name="T34">OSB </text:span><text:span text:style-name="T31">again to return to this UFC menu)</text:span><text:span text:style-name="T30">:</text:span></text:p>
              <text:list>
                <text:list-item>
                  <text:p text:style-name="P32"><text:span text:style-name="T6">TERM</text:span><text:span text:style-name="T18"> -- Terminal attack parameters</text:span><text:span text:style-name="T33"> (may not be fully implemented, LAR may not take terminal settings into account??)</text:span><text:span text:style-name="T18">:</text:span></text:p>
                  <text:list>
                    <text:list-item>
                      <text:p text:style-name="P38"><text:span text:style-name="T81">HDG</text:span><text:span text:style-name="T80"> -- Heading of bomb at time of impact, 0 to 359 deg</text:span><text:span text:style-name="T83"> (press </text:span><text:span text:style-name="T82">HDG UNDF</text:span><text:span text:style-name="T83"> OSB to reset)</text:span></text:p>
                    </text:list-item>
                    <text:list-item>
                      <text:p text:style-name="P38"><text:span text:style-name="T81">ANG</text:span><text:span text:style-name="T80"> -- Impact angle of bomb, 0 to 90 deg.</text:span></text:p>
                    </text:list-item>
                    <text:list-item>
                      <text:p text:style-name="P31"><text:span text:style-name="T1">VEL</text:span> -- Velocity at impact, 100 to 26800 feet per second.</text:p>
                    </text:list-item>
                  </text:list>
                </text:list-item>
                <text:list-item>
                  <text:p text:style-name="P38"><text:span text:style-name="T68">POSN</text:span><text:span text:style-name="T72"> </text:span><text:span text:style-name="T75">--</text:span><text:span text:style-name="T74"> </text:span><text:span text:style-name="T70">LAT</text:span><text:span text:style-name="T75"> and </text:span><text:span text:style-name="T70">LONG</text:span><text:span text:style-name="T75"> as </text:span><text:span text:style-name="T68">DDMMSS</text:span><text:span text:style-name="T72">, enter, </text:span><text:span text:style-name="T68">decimal SS</text:span><text:span text:style-name="T72">, enter</text:span></text:p>
                </text:list-item>
                <text:list-item>
                  <text:p text:style-name="P31"><text:span text:style-name="T6">ELEV</text:span><text:span text:style-name="T18"> </text:span><text:span text:style-name="T31">--</text:span><text:span text:style-name="T18"> feet or meters</text:span></text:p>
                </text:list-item>
              </text:list>
            </text:list-item>
            <text:list-item>
              <text:p text:style-name="P34"><text:span text:style-name="T22">A</text:span><text:span text:style-name="T18">fter all parameters are valid, PP1 should not be crossed out. <text:s/>Target is now valid and HUD displays countdown to in-range.</text:span></text:p>
            </text:list-item>
          </text:list>
        </text:list-item>
        <text:list-item>
          <text:p text:style-name="P15"><text:span text:style-name="T22">When </text:span><text:span text:style-name="T12">IN ZONE</text:span><text:span text:style-name="T22">, hold pickle to drop bomb.</text:span></text:p>
        </text:list-item>
        <text:list-item>
          <text:p text:style-name="P19">You can see the LAR (Launch Acceptable Region/drop zone) in the HSI page (not SA page).</text:p>
        </text:list-item>
        <text:list-item>
          <text:p text:style-name="P19">Accuracy may be affected by max range, try to drop nearer to the middle of the LAR.</text:p>
        </text:list-item>
      </text:list>
      <text:p text:style-name="P7"/>
      <text:p text:style-name="P9"><text:span text:style-name="T40">AGM-</text:span><text:span text:style-name="T43">84E SLAM</text:span><text:span text:style-name="T44"> -- WIP??</text:span></text:p>
      <text:p text:style-name="P1"><text:span text:style-name="T52">N</text:span><text:span text:style-name="T53">o AWW-13 datalink pod (</text:span><text:span text:style-name="T54">GPS guidance only, does not use the IR seeker)</text:span></text:p>
      <text:list xml:id="list262437434" text:style-name="L3">
        <text:list-item>
          <text:p text:style-name="P22">TODO</text:p>
        </text:list-item>
      </text:list>
      <text:p text:style-name="P1"><text:span text:style-name="T52">TOO mode w</text:span><text:span text:style-name="T53">ith AWW-13 datalink pod (man-in-the-loop guidance </text:span><text:span text:style-name="T52">using IR seeker</text:span><text:span text:style-name="T53">)</text:span></text:p>
      <text:list xml:id="list3424491333" text:style-name="L4">
        <text:list-item>
          <text:p text:style-name="P23"><text:span text:style-name="T26">On left MFD, go to </text:span><text:span text:style-name="T9">STORES</text:span><text:span text:style-name="T26"> page, </text:span><text:span text:style-name="T27">press</text:span><text:span text:style-name="T26"> </text:span><text:span text:style-name="T10">SLAM</text:span><text:span text:style-name="T27"> </text:span><text:span text:style-name="T28">OSB</text:span><text:span text:style-name="T26">. <text:s/></text:span><text:span text:style-name="T29">Missile takes 2m30s to warm up, then additional time to get GPS alignment.</text:span></text:p>
        </text:list-item>
        <text:list-item>
          <text:p text:style-name="P24"><text:span text:style-name="T46">M</text:span><text:span text:style-name="T45">ODE OSB to set TOO mode.</text:span></text:p>
        </text:list-item>
        <text:list-item>
          <text:p text:style-name="P13"><text:span text:style-name="T46">F</text:span><text:span text:style-name="T50">LT OSB </text:span><text:span text:style-name="T51">cycles </text:span><text:span text:style-name="T50">cruise height </text:span><text:span text:style-name="T51">(lower left corner)</text:span><text:span text:style-name="T50">: HIGH = 35000 ft, MED = 15000 ft, LOW = 5000 ft.</text:span></text:p>
        </text:list-item>
        <text:list-item>
          <text:p text:style-name="P24"><text:span text:style-name="T50">E</text:span><text:span text:style-name="T45">FUZ OSB cycles fuze (lower left corner): INST or OFF (safe)</text:span></text:p>
        </text:list-item>
        <text:list-item>
          <text:p text:style-name="P21">DISTANCE is how far from the target the seeker will be enabled. <text:s/>To set, press SLAM DSPLY OSB, then UFC OSB, then on UFC, DIST OSB, enter distance, ENT.</text:p>
        </text:list-item>
        <text:list-item>
          <text:p text:style-name="P13"><text:span text:style-name="T46">Press </text:span><text:span text:style-name="T41">DL13</text:span><text:span text:style-name="T46"> OSB. <text:s/></text:span><text:span text:style-name="T50">Pair the datalink pod with the weapon:</text:span></text:p>
          <text:list>
            <text:list-item>
              <text:p text:style-name="P14"><text:span text:style-name="T47">Press</text:span><text:span text:style-name="T48"> </text:span><text:span text:style-name="T41">WPN</text:span><text:span text:style-name="T49"> OSB, </text:span><text:span text:style-name="T48">then </text:span><text:span text:style-name="T42">on the left side</text:span><text:span text:style-name="T48"> </text:span><text:span text:style-name="T47">press</text:span><text:span text:style-name="T48"> the </text:span><text:span text:style-name="T50">SLAM</text:span><text:span text:style-name="T48"> OSB </text:span><text:span text:style-name="T50">that matches the station you have selected</text:span><text:span text:style-name="T48">. <text:s/>Top </text:span><text:span text:style-name="T50">to bottom is Station 8, 7, 3, 2</text:span><text:span text:style-name="T48">.</text:span></text:p>
            </text:list-item>
          </text:list>
        </text:list-item>
        <text:list-item>
          <text:p text:style-name="P25"><text:span text:style-name="T48">T</text:span><text:span text:style-name="T45">ODO</text:span></text:p>
        </text:list-item>
        <text:list-item>
          <text:p text:style-name="P20"><text:span text:style-name="T3">Press and hold </text:span><text:span text:style-name="T4">Red Button</text:span><text:span text:style-name="T3"> to drop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0T21:33:13.643000000</dc:date>
    <meta:editing-duration>PT12H53M25S</meta:editing-duration>
    <meta:editing-cycles>5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9" meta:word-count="723" meta:character-count="3675" meta:non-whitespace-character-count="3030"/>
  </office:meta>
</office:document-meta>
</file>